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067" officeooo:paragraph-rsid="000c2067"/>
    </style:style>
    <style:style style:name="P2" style:family="paragraph" style:parent-style-name="Standard">
      <style:text-properties officeooo:rsid="000c2067" officeooo:paragraph-rsid="000c2067" fo:background-color="#cccccc"/>
    </style:style>
    <style:style style:name="P3" style:family="paragraph" style:parent-style-name="Standard">
      <style:text-properties officeooo:rsid="000d16ea" officeooo:paragraph-rsid="000d16ea"/>
    </style:style>
    <style:style style:name="T1" style:family="text">
      <style:text-properties fo:background-color="#cccccc"/>
    </style:style>
    <style:style style:name="T2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e pour nouveau projet :</text:p>
      <text:p text:style-name="P1"/>
      <text:p text:style-name="P1">Se rendre dans le Répertoire et taper <text:span text:style-name="T1">git init</text:span> pour initialisé le repertoire.</text:p>
      <text:p text:style-name="P1"/>
      <text:p text:style-name="P1">Ou <text:span text:style-name="T1">git clone URL</text:span> pour un projet déja existant</text:p>
      <text:p text:style-name="P1">exemple : git clone https://github.com/MatthieuCunha/IF26</text:p>
      <text:p text:style-name="P1"/>
      <text:p text:style-name="P1"><text:span text:style-name="T1">git add filename</text:span> pour ajouté un fichier du dossier au dépot</text:p>
      <text:p text:style-name="P1"/>
      <text:p text:style-name="P2">git commit -m 'message'<text:span text:style-name="T2"> pour crée une nouvelle sauvegarde avec les fichiers ajouté (possible de git commit -a pour commit tout les fichiers, mais pas prudent)</text:span></text:p>
      <text:p text:style-name="P1"/>
      <text:p text:style-name="P1"><text:span text:style-name="T1">git status</text:span> pour voir la liste des fichiers déja ajouté/modifié</text:p>
      <text:p text:style-name="P1"/>
      <text:p text:style-name="P1"><text:span text:style-name="T1">git log</text:span> pour voir l'historique des commit précédent (y compris ceux effectué par d'autre utilisateurs)</text:p>
      <text:p text:style-name="P1"/>
      <text:p text:style-name="P3"><text:span text:style-name="T1">git checkout</text:span> pour reste un fichier a son statut lors du dernier commit disponible</text:p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8-09-20T13:55:23.412000000</dc:date>
    <meta:document-statistic meta:table-count="0" meta:image-count="0" meta:object-count="0" meta:page-count="1" meta:paragraph-count="9" meta:word-count="109" meta:character-count="675" meta:non-whitespace-character-count="575"/>
    <meta:user-defined meta:name="Info 1"/>
    <meta:user-defined meta:name="Info 2"/>
    <meta:user-defined meta:name="Info 3"/>
    <meta:user-defined meta:name="Info 4"/>
  </office:meta>
</office:document-meta>
</file>